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odel_type</text:p>
          </table:table-cell>
          <table:table-cell office:value-type="string" calcext:value-type="string">
            <text:p>selected_debate_id</text:p>
          </table:table-cell>
          <table:table-cell office:value-type="string" calcext:value-type="string">
            <text:p>convergence_rate</text:p>
          </table:table-cell>
          <table:table-cell office:value-type="string" calcext:value-type="string">
            <text:p>confidence_threshold</text:p>
          </table:table-cell>
          <table:table-cell office:value-type="string" calcext:value-type="string">
            <text:p>repulsion_threshold</text:p>
          </table:table-cell>
          <table:table-cell office:value-type="string" calcext:value-type="string">
            <text:p>repulsion_strength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convergence_cycl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opinion_variance</text:p>
          </table:table-cell>
          <table:table-cell office:value-type="string" calcext:value-type="string">
            <text:p>polarization_index</text:p>
          </table:table-cell>
          <table:table-cell office:value-type="string" calcext:value-type="string">
            <text:p>num_clusters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102826474396" calcext:value-type="float">
            <text:p>0.107102826474396</text:p>
          </table:table-cell>
          <table:table-cell office:value-type="float" office:value="0.00000964658444098" calcext:value-type="float">
            <text:p>9.64658444098E-06</text:p>
          </table:table-cell>
          <table:table-cell office:value-type="float" office:value="0.00000637628234294" calcext:value-type="float">
            <text:p>6.37628234294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30" calcext:value-type="float">
            <text:p>30</text:p>
          </table:table-cell>
          <table:table-cell office:value-type="float" office:value="0.107521266666464" calcext:value-type="float">
            <text:p>0.107521266666464</text:p>
          </table:table-cell>
          <table:table-cell office:value-type="float" office:value="0.00000651747769182" calcext:value-type="float">
            <text:p>6.51747769182E-06</text:p>
          </table:table-cell>
          <table:table-cell office:value-type="float" office:value="0.00000418685883411" calcext:value-type="float">
            <text:p>4.18685883411E-0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1:13:06.155940407</meta:creation-date>
    <dc:date>2026-01-15T11:13:22.203165663</dc:date>
    <meta:editing-duration>PT16S</meta:editing-duration>
    <meta:editing-cycles>1</meta:editing-cycles>
    <meta:document-statistic meta:table-count="1" meta:cell-count="708" meta:object-count="0"/>
    <meta:generator>LibreOffice/7.3.7.2$Linux_X86_64 LibreOffice_project/30$Build-2</meta:generator>
  </office:meta>
</office:document-meta>
</file>